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55c5" officeooo:paragraph-rsid="001355c5" style:font-size-asian="12.25pt" style:font-size-complex="14pt"/>
    </style:style>
    <style:style style:name="P2" style:family="paragraph" style:parent-style-name="Standard">
      <style:text-properties fo:font-size="14pt" officeooo:rsid="0013c2e1" officeooo:paragraph-rsid="0013c2e1" style:font-size-asian="12.25pt" style:font-size-complex="14pt"/>
    </style:style>
    <style:style style:name="P3" style:family="paragraph" style:parent-style-name="Standard">
      <style:text-properties fo:font-size="14pt" officeooo:rsid="00156c5a" officeooo:paragraph-rsid="00156c5a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using namespace std;</text:p>
      <text:p text:style-name="P1"/>
      <text:p text:style-name="P1">class shape</text:p>
      <text:p text:style-name="P1">{</text:p>
      <text:p text:style-name="P1"><text:s text:c="4"/>protected:</text:p>
      <text:p text:style-name="P1"><text:s text:c="8"/>double num1,num2;</text:p>
      <text:p text:style-name="P1"><text:s text:c="4"/>public:</text:p>
      <text:p text:style-name="P1"><text:s text:c="8"/>void get_data()</text:p>
      <text:p text:style-name="P1"><text:s text:c="8"/>{</text:p>
      <text:p text:style-name="P1"><text:s text:c="12"/>cout&lt;&lt;"Enter the values :- ";</text:p>
      <text:p text:style-name="P1"><text:s text:c="12"/>cin&gt;&gt;num1&gt;&gt;num2;</text:p>
      <text:p text:style-name="P1"><text:s text:c="8"/>}</text:p>
      <text:p text:style-name="P1"><text:s text:c="8"/>virtual void display_data()=0;</text:p>
      <text:p text:style-name="P1">};</text:p>
      <text:p text:style-name="P1"/>
      <text:p text:style-name="P1">class triangle : public shape</text:p>
      <text:p text:style-name="P1">{</text:p>
      <text:p text:style-name="P1"><text:s text:c="4"/>public:</text:p>
      <text:p text:style-name="P1"><text:s text:c="8"/>void display_data()</text:p>
      <text:p text:style-name="P1"><text:s text:c="8"/>{</text:p>
      <text:p text:style-name="P1"><text:s text:c="12"/>double area;</text:p>
      <text:p text:style-name="P1"><text:s text:c="12"/>area = 0.5*num1*num2;</text:p>
      <text:p text:style-name="P1"><text:s text:c="12"/>cout&lt;&lt;"The Area of Triangle is "&lt;&lt;area&lt;&lt;endl;</text:p>
      <text:p text:style-name="P1"><text:s text:c="8"/>}</text:p>
      <text:p text:style-name="P1">};</text:p>
      <text:p text:style-name="P1"/>
      <text:p text:style-name="P1">class rectangle : public shape</text:p>
      <text:p text:style-name="P1">{</text:p>
      <text:p text:style-name="P1"><text:s text:c="4"/>public:</text:p>
      <text:p text:style-name="P1"><text:s text:c="8"/>void display_data()</text:p>
      <text:p text:style-name="P1"><text:s text:c="8"/>{</text:p>
      <text:p text:style-name="P1"><text:s text:c="12"/>double area;</text:p>
      <text:p text:style-name="P1"><text:s text:c="12"/>area=num1*num2;</text:p>
      <text:p text:style-name="P1"><text:s text:c="12"/>cout&lt;&lt;"The Area of Rectangle is "&lt;&lt;area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triangle t;</text:p>
      <text:p text:style-name="P1"><text:s text:c="4"/>t.get_data();</text:p>
      <text:p text:style-name="P1"><text:s text:c="4"/>t.display_data();</text:p>
      <text:p text:style-name="P1"><text:s text:c="4"/>cout&lt;&lt;endl;</text:p>
      <text:p text:style-name="P1"><text:s text:c="4"/>rectangle r;</text:p>
      <text:p text:style-name="P1"><text:soft-page-break/><text:s text:c="4"/>r.get_data();</text:p>
      <text:p text:style-name="P1"><text:s text:c="4"/>r.display_data();</text:p>
      <text:p text:style-name="P1"><text:s text:c="4"/>return 0;</text:p>
      <text:p text:style-name="P1">}</text:p>
      <text:p text:style-name="P1"/>
      <text:p text:style-name="P1">2)#include&lt;iostream&gt;</text:p>
      <text:p text:style-name="P1">using namespace std;</text:p>
      <text:p text:style-name="P1"/>
      <text:p text:style-name="P1">class shape</text:p>
      <text:p text:style-name="P1">{</text:p>
      <text:p text:style-name="P1"><text:s text:c="4"/>protected:</text:p>
      <text:p text:style-name="P1"><text:s text:c="8"/>double num1,num2;</text:p>
      <text:p text:style-name="P1"><text:s text:c="4"/>public:</text:p>
      <text:p text:style-name="P1"><text:s text:c="8"/>void get_data(double x,double y=1)</text:p>
      <text:p text:style-name="P1"><text:s text:c="8"/>{</text:p>
      <text:p text:style-name="P1"><text:s text:c="12"/>num1=x;</text:p>
      <text:p text:style-name="P1"><text:s text:c="12"/>num2=y;</text:p>
      <text:p text:style-name="P1"><text:s text:c="8"/>}</text:p>
      <text:p text:style-name="P1"><text:s text:c="8"/>virtual void display_data()=0;</text:p>
      <text:p text:style-name="P1">};</text:p>
      <text:p text:style-name="P1"/>
      <text:p text:style-name="P1">class triangle : public shape</text:p>
      <text:p text:style-name="P1">{</text:p>
      <text:p text:style-name="P1"><text:s text:c="4"/>public:</text:p>
      <text:p text:style-name="P1"><text:s text:c="8"/>void display_data()</text:p>
      <text:p text:style-name="P1"><text:s text:c="8"/>{</text:p>
      <text:p text:style-name="P1"><text:s text:c="12"/>double area;</text:p>
      <text:p text:style-name="P1"><text:s text:c="12"/>area = 0.5*num1*num2;</text:p>
      <text:p text:style-name="P1"><text:s text:c="12"/>cout&lt;&lt;"The Area of Triangle is "&lt;&lt;area&lt;&lt;endl;</text:p>
      <text:p text:style-name="P1"><text:s text:c="8"/>}</text:p>
      <text:p text:style-name="P1">};</text:p>
      <text:p text:style-name="P1"/>
      <text:p text:style-name="P1">class rectangle : public shape</text:p>
      <text:p text:style-name="P1">{</text:p>
      <text:p text:style-name="P1"><text:s text:c="4"/>public:</text:p>
      <text:p text:style-name="P1"><text:s text:c="8"/>void display_data()</text:p>
      <text:p text:style-name="P1"><text:s text:c="8"/>{</text:p>
      <text:p text:style-name="P1"><text:s text:c="12"/>double area;</text:p>
      <text:p text:style-name="P1"><text:s text:c="12"/>area=num1*num2;</text:p>
      <text:p text:style-name="P1"><text:s text:c="12"/>cout&lt;&lt;"The Area of Rectangle is "&lt;&lt;area&lt;&lt;endl;</text:p>
      <text:p text:style-name="P1"><text:s text:c="8"/>}</text:p>
      <text:p text:style-name="P1">};</text:p>
      <text:p text:style-name="P1"/>
      <text:p text:style-name="P1">class circle : public shape</text:p>
      <text:p text:style-name="P1">{</text:p>
      <text:p text:style-name="P1"><text:soft-page-break/><text:s text:c="4"/>public:</text:p>
      <text:p text:style-name="P1"><text:s text:c="8"/>void display_data()</text:p>
      <text:p text:style-name="P1"><text:s text:c="8"/>{</text:p>
      <text:p text:style-name="P1"><text:s text:c="12"/>double area;</text:p>
      <text:p text:style-name="P1"><text:s text:c="12"/>area=num1*num1*3.14;</text:p>
      <text:p text:style-name="P1"><text:s text:c="12"/>cout&lt;&lt;"The Area of Circle is "&lt;&lt;area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while(1)</text:p>
      <text:p text:style-name="P1"><text:s text:c="4"/>{</text:p>
      <text:p text:style-name="P1"><text:s text:c="8"/>int n;</text:p>
      <text:p text:style-name="P1"><text:s text:c="8"/>cout&lt;&lt;"\nEnter Required Choice"&lt;&lt;endl;</text:p>
      <text:p text:style-name="P1"><text:s text:c="8"/>cout&lt;&lt;"1.Circle"&lt;&lt;endl;</text:p>
      <text:p text:style-name="P1"><text:s text:c="8"/>cout&lt;&lt;"2.Rectangle"&lt;&lt;endl;</text:p>
      <text:p text:style-name="P1"><text:s text:c="8"/>cout&lt;&lt;"3.Triangle"&lt;&lt;endl;</text:p>
      <text:p text:style-name="P1"><text:s text:c="8"/>cout&lt;&lt;"4.Exit"&lt;&lt;endl;</text:p>
      <text:p text:style-name="P1"><text:s text:c="8"/>cin&gt;&gt;n;</text:p>
      <text:p text:style-name="P1"><text:s text:c="8"/>switch(n)</text:p>
      <text:p text:style-name="P1"><text:s text:c="8"/>{</text:p>
      <text:p text:style-name="P1"><text:s text:c="12"/>case 1:</text:p>
      <text:p text:style-name="P1"><text:s text:c="16"/>{</text:p>
      <text:p text:style-name="P1"><text:s text:c="20"/>double r;</text:p>
      <text:p text:style-name="P1"><text:s text:c="20"/>cout&lt;&lt;"\nEnter radius of circle :- ";</text:p>
      <text:p text:style-name="P1"><text:s text:c="20"/>cin&gt;&gt;r;</text:p>
      <text:p text:style-name="P1"><text:s text:c="20"/>circle c;</text:p>
      <text:p text:style-name="P1"><text:s text:c="20"/>c.get_data(r);</text:p>
      <text:p text:style-name="P1"><text:s text:c="20"/>c.display_data();</text:p>
      <text:p text:style-name="P1"><text:s text:c="20"/>break;</text:p>
      <text:p text:style-name="P1"><text:s text:c="16"/>}</text:p>
      <text:p text:style-name="P1"><text:s text:c="12"/>case 2:</text:p>
      <text:p text:style-name="P1"><text:s text:c="16"/>{</text:p>
      <text:p text:style-name="P1"><text:s text:c="20"/>double l,b;</text:p>
      <text:p text:style-name="P1"><text:s text:c="20"/>cout&lt;&lt;"\nEnter length and breadth of rectangle :- ";</text:p>
      <text:p text:style-name="P1"><text:s text:c="20"/>cin&gt;&gt;l&gt;&gt;b;</text:p>
      <text:p text:style-name="P1"><text:s text:c="20"/>rectangle r;</text:p>
      <text:p text:style-name="P1"><text:s text:c="20"/>r.get_data(l,b);</text:p>
      <text:p text:style-name="P1"><text:s text:c="20"/>r.display_data();</text:p>
      <text:p text:style-name="P1"><text:s text:c="20"/>break;</text:p>
      <text:p text:style-name="P1"><text:s text:c="16"/>}</text:p>
      <text:p text:style-name="P1"><text:s text:c="12"/>case 3:</text:p>
      <text:p text:style-name="P1"><text:s text:c="16"/>{</text:p>
      <text:p text:style-name="P1"><text:s text:c="20"/>double b,h;</text:p>
      <text:p text:style-name="P1"><text:soft-page-break/><text:s text:c="20"/>cout&lt;&lt;"\nEnter base and height of triangle :- ";</text:p>
      <text:p text:style-name="P1"><text:s text:c="20"/>cin&gt;&gt;b&gt;&gt;h;</text:p>
      <text:p text:style-name="P1"><text:s text:c="20"/>triangle t;</text:p>
      <text:p text:style-name="P1"><text:s text:c="20"/>t.get_data(b,h);</text:p>
      <text:p text:style-name="P1"><text:s text:c="20"/>t.display_data();</text:p>
      <text:p text:style-name="P1"><text:s text:c="20"/>break;</text:p>
      <text:p text:style-name="P1"><text:s text:c="16"/>}</text:p>
      <text:p text:style-name="P1"><text:s text:c="12"/>case 4:</text:p>
      <text:p text:style-name="P1"><text:s text:c="16"/>{</text:p>
      <text:p text:style-name="P1"><text:s text:c="20"/>exit(0);</text:p>
      <text:p text:style-name="P1"><text:s text:c="16"/>}</text:p>
      <text:p text:style-name="P1"><text:s text:c="8"/>}</text:p>
      <text:p text:style-name="P1"><text:s text:c="4"/>}</text:p>
      <text:p text:style-name="P1"><text:s text:c="4"/>return 0;</text:p>
      <text:p text:style-name="P1">}</text:p>
      <text:p text:style-name="P1"/>
      <text:p text:style-name="P2">3)#include&lt;iostream&gt;</text:p>
      <text:p text:style-name="P2">using namespace std;</text:p>
      <text:p text:style-name="P2"/>
      <text:p text:style-name="P2">class comp</text:p>
      <text:p text:style-name="P2">{</text:p>
      <text:p text:style-name="P2"><text:s text:c="4"/>public:</text:p>
      <text:p text:style-name="P2"><text:s text:c="8"/>int real,img;</text:p>
      <text:p text:style-name="P2"><text:s text:c="8"/>void get_data()</text:p>
      <text:p text:style-name="P2"><text:s text:c="8"/>{</text:p>
      <text:p text:style-name="P2"><text:s text:c="12"/>cout&lt;&lt;"Enter Real and Imaginary Part :- ";</text:p>
      <text:p text:style-name="P2"><text:s text:c="12"/>cin&gt;&gt;real&gt;&gt;img;</text:p>
      <text:p text:style-name="P2"><text:s text:c="8"/>}</text:p>
      <text:p text:style-name="P2"><text:s text:c="8"/>void display()</text:p>
      <text:p text:style-name="P2"><text:s text:c="8"/>{</text:p>
      <text:p text:style-name="P2"><text:s text:c="12"/>cout&lt;&lt;real&lt;&lt;"+"&lt;&lt;img&lt;&lt;"i"&lt;&lt;endl;</text:p>
      <text:p text:style-name="P2"><text:s text:c="8"/>}</text:p>
      <text:p text:style-name="P2">};</text:p>
      <text:p text:style-name="P2"/>
      <text:p text:style-name="P2">void swap(comp *x,comp *y)</text:p>
      <text:p text:style-name="P2">{</text:p>
      <text:p text:style-name="P2"><text:s text:c="4"/>int temp;</text:p>
      <text:p text:style-name="P2"><text:s text:c="4"/>temp=x-&gt;img;</text:p>
      <text:p text:style-name="P2"><text:s text:c="4"/>x-&gt;img=y-&gt;img;</text:p>
      <text:p text:style-name="P2"><text:s text:c="4"/>y-&gt;img=temp;</text:p>
      <text:p text:style-name="P2"><text:s text:c="4"/>temp=x-&gt;real;</text:p>
      <text:p text:style-name="P2"><text:s text:c="4"/>x-&gt;real=y-&gt;real;</text:p>
      <text:p text:style-name="P2"><text:s text:c="4"/>y-&gt;real=temp;</text:p>
      <text:p text:style-name="P2">}</text:p>
      <text:p text:style-name="P2">int main()</text:p>
      <text:p text:style-name="P2"><text:soft-page-break/>{</text:p>
      <text:p text:style-name="P2"><text:s text:c="4"/>comp c1,c2;</text:p>
      <text:p text:style-name="P2"><text:s text:c="4"/>c1.get_data();</text:p>
      <text:p text:style-name="P2"><text:s text:c="4"/>c2.get_data();</text:p>
      <text:p text:style-name="P2"><text:s text:c="4"/>cout&lt;&lt;"C1 is ";</text:p>
      <text:p text:style-name="P2"><text:s text:c="4"/>c1.display();</text:p>
      <text:p text:style-name="P2"><text:s text:c="4"/>cout&lt;&lt;"C2 is ";</text:p>
      <text:p text:style-name="P2"><text:s text:c="4"/>c2.display();</text:p>
      <text:p text:style-name="P2"><text:s text:c="4"/>swap(c1,c2);</text:p>
      <text:p text:style-name="P2"><text:s text:c="4"/>cout&lt;&lt;"\nAfter Swapping"&lt;&lt;endl;</text:p>
      <text:p text:style-name="P2"><text:s text:c="4"/>cout&lt;&lt;"C1 is ";</text:p>
      <text:p text:style-name="P2"><text:s text:c="4"/>c1.display();</text:p>
      <text:p text:style-name="P2"><text:s text:c="4"/>cout&lt;&lt;"C2 is ";</text:p>
      <text:p text:style-name="P2"><text:s text:c="4"/>c2.display();</text:p>
      <text:p text:style-name="P2"><text:s text:c="4"/>return 0;</text:p>
      <text:p text:style-name="P2">}</text:p>
      <text:p text:style-name="P2"/>
      <text:p text:style-name="P3">7)#include&lt;iostream&gt;</text:p>
      <text:p text:style-name="P3">using namespace std;</text:p>
      <text:p text:style-name="P3"/>
      <text:p text:style-name="P3">class matrix</text:p>
      <text:p text:style-name="P3">{</text:p>
      <text:p text:style-name="P3"><text:s text:c="4"/>public:</text:p>
      <text:p text:style-name="P3"><text:s text:c="8"/>int a[2][2];</text:p>
      <text:p text:style-name="P3"><text:s text:c="4"/>void set_matrix()</text:p>
      <text:p text:style-name="P3"><text:s text:c="4"/>{</text:p>
      <text:p text:style-name="P3"><text:s text:c="8"/>cout&lt;&lt;"Enter values of matrix :- "&lt;&lt;endl;</text:p>
      <text:p text:style-name="P3"><text:s text:c="8"/>int i,j;</text:p>
      <text:p text:style-name="P3"><text:s text:c="8"/>for(i=0;i&lt;2;i++)</text:p>
      <text:p text:style-name="P3"><text:s text:c="8"/>{</text:p>
      <text:p text:style-name="P3"><text:s text:c="12"/>for(j=0;j&lt;2;j++)</text:p>
      <text:p text:style-name="P3"><text:s text:c="12"/>{</text:p>
      <text:p text:style-name="P3"><text:s text:c="16"/>cin&gt;&gt;a[i][j];</text:p>
      <text:p text:style-name="P3"><text:s text:c="12"/>}</text:p>
      <text:p text:style-name="P3"><text:s text:c="8"/>}</text:p>
      <text:p text:style-name="P3"><text:s text:c="4"/>}</text:p>
      <text:p text:style-name="P3">};</text:p>
      <text:p text:style-name="P3"/>
      <text:p text:style-name="P3">class determinant : public matrix</text:p>
      <text:p text:style-name="P3">{</text:p>
      <text:p text:style-name="P3"><text:s text:c="4"/>public:</text:p>
      <text:p text:style-name="P3"><text:s text:c="8"/>void deter()</text:p>
      <text:p text:style-name="P3"><text:s text:c="8"/>{</text:p>
      <text:p text:style-name="P3"><text:s text:c="12"/>cout&lt;&lt;"Determinant is "&lt;&lt;(a[0][0]*a[1][1])-(a[0][1]*a[1][0])&lt;&lt;endl;</text:p>
      <text:p text:style-name="P3"><text:s text:c="8"/>}</text:p>
      <text:p text:style-name="P3"><text:soft-page-break/>};</text:p>
      <text:p text:style-name="P3"/>
      <text:p text:style-name="P3">int main()</text:p>
      <text:p text:style-name="P3">{</text:p>
      <text:p text:style-name="P3"><text:s text:c="4"/>determinant d;</text:p>
      <text:p text:style-name="P3"><text:s text:c="4"/>d.set_matrix();</text:p>
      <text:p text:style-name="P3"><text:s text:c="4"/>d.deter();</text:p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20:52:45.297916858</meta:creation-date>
    <dc:date>2023-07-26T23:11:56.831098338</dc:date>
    <meta:editing-duration>PT8M40S</meta:editing-duration>
    <meta:editing-cycles>1</meta:editing-cycles>
    <meta:document-statistic meta:table-count="0" meta:image-count="0" meta:object-count="0" meta:page-count="6" meta:paragraph-count="217" meta:word-count="383" meta:character-count="4176" meta:non-whitespace-character-count="2450"/>
    <meta:generator>LibreOffice/7.3.7.2$Linux_X86_64 LibreOffice_project/30$Build-2</meta:generator>
  </office:meta>
</office:document-meta>
</file>